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64c55"/>
    </style:style>
    <style:style style:name="P3" style:family="paragraph" style:parent-style-name="Standard">
      <style:paragraph-properties fo:text-align="justify" style:justify-single-word="false"/>
      <style:text-properties officeooo:rsid="000e53d0" officeooo:paragraph-rsid="000e53d0"/>
    </style:style>
    <style:style style:name="P4" style:family="paragraph" style:parent-style-name="Standard">
      <style:paragraph-properties fo:text-align="justify" style:justify-single-word="false"/>
      <style:text-properties officeooo:rsid="00133222" officeooo:paragraph-rsid="00133222"/>
    </style:style>
    <style:style style:name="P5" style:family="paragraph" style:parent-style-name="Standard">
      <style:paragraph-properties fo:text-align="justify" style:justify-single-word="false"/>
      <style:text-properties officeooo:rsid="0014e74c" officeooo:paragraph-rsid="0014e74c"/>
    </style:style>
    <style:style style:name="P6" style:family="paragraph" style:parent-style-name="Standard" style:list-style-name="L1">
      <style:paragraph-properties fo:text-align="justify" style:justify-single-word="false"/>
      <style:text-properties fo:font-weight="bold" officeooo:rsid="0014e74c" officeooo:paragraph-rsid="0014e74c" style:font-weight-asian="bold" style:font-weight-complex="bold"/>
    </style:style>
    <style:style style:name="P7" style:family="paragraph" style:parent-style-name="Standard">
      <style:paragraph-properties fo:text-align="justify" style:justify-single-word="false"/>
      <style:text-properties officeooo:rsid="0014e74c" officeooo:paragraph-rsid="0014e74c"/>
    </style:style>
    <style:style style:name="P8" style:family="paragraph" style:parent-style-name="Standard">
      <style:paragraph-properties fo:text-align="justify" style:justify-single-word="false"/>
      <style:text-properties style:font-name="Courier" officeooo:rsid="0014f878" officeooo:paragraph-rsid="0014f878" fo:background-color="#ffff66"/>
    </style:style>
    <style:style style:name="P9" style:family="paragraph" style:parent-style-name="Standard">
      <style:paragraph-properties fo:text-align="justify" style:justify-single-word="false"/>
      <style:text-properties style:font-name="Courier" officeooo:rsid="0014f878" officeooo:paragraph-rsid="00176753" fo:background-color="transparent"/>
    </style:style>
    <style:style style:name="P10" style:family="paragraph" style:parent-style-name="Standard">
      <style:paragraph-properties fo:text-align="justify" style:justify-single-word="false"/>
      <style:text-properties style:font-name="Courier" officeooo:rsid="0014f878" officeooo:paragraph-rsid="0018c9c2" fo:background-color="transparent"/>
    </style:style>
    <style:style style:name="P11" style:family="paragraph" style:parent-style-name="Standard">
      <style:paragraph-properties fo:text-align="justify" style:justify-single-word="false"/>
      <style:text-properties style:font-name="Courier" officeooo:rsid="00176753" officeooo:paragraph-rsid="00176753" fo:background-color="transparent"/>
    </style:style>
    <style:style style:name="P12" style:family="paragraph" style:parent-style-name="Standard">
      <style:paragraph-properties fo:text-align="justify" style:justify-single-word="false"/>
      <style:text-properties style:font-name="Courier" officeooo:rsid="00176753" officeooo:paragraph-rsid="0018c9c2" fo:background-color="transparent"/>
    </style:style>
    <style:style style:name="P13" style:family="paragraph" style:parent-style-name="Standard">
      <style:paragraph-properties fo:text-align="justify" style:justify-single-word="false"/>
      <style:text-properties style:font-name="Courier" officeooo:rsid="0018c9c2" officeooo:paragraph-rsid="0018c9c2" fo:background-color="transparent"/>
    </style:style>
    <style:style style:name="P14" style:family="paragraph" style:parent-style-name="Standard">
      <style:paragraph-properties fo:text-align="justify" style:justify-single-word="false"/>
      <style:text-properties style:font-name="Courier" fo:font-size="10pt" officeooo:rsid="0019da1c" officeooo:paragraph-rsid="0019da1c" fo:background-color="#ffff66" style:font-size-asian="10pt" style:font-size-complex="10pt"/>
    </style:style>
    <style:style style:name="P15" style:family="paragraph" style:parent-style-name="Standard">
      <style:paragraph-properties fo:text-align="justify" style:justify-single-word="false"/>
      <style:text-properties style:font-name="Courier" fo:font-size="12pt" officeooo:rsid="00176753" officeooo:paragraph-rsid="0019da1c" fo:background-color="transparent" style:font-size-asian="12pt" style:font-size-complex="12pt"/>
    </style:style>
    <style:style style:name="P16" style:family="paragraph" style:parent-style-name="Standard">
      <style:paragraph-properties fo:text-align="justify" style:justify-single-word="false"/>
      <style:text-properties style:font-name="Courier" fo:font-size="12pt" officeooo:rsid="00176753" officeooo:paragraph-rsid="001d1932" fo:background-color="transparent" style:font-size-asian="12pt" style:font-size-complex="12pt"/>
    </style:style>
    <style:style style:name="P17" style:family="paragraph" style:parent-style-name="Standard" style:list-style-name="L1">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19" style:family="paragraph" style:parent-style-name="Standard" style:list-style-name="L1">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T1" style:family="text">
      <style:text-properties officeooo:rsid="000777ea"/>
    </style:style>
    <style:style style:name="T2" style:family="text">
      <style:text-properties fo:font-size="12pt" fo:font-weight="normal" officeooo:rsid="00064c55" style:font-size-asian="12pt" style:font-weight-asian="normal" style:font-size-complex="12pt" style:font-weight-complex="normal"/>
    </style:style>
    <style:style style:name="T3" style:family="text">
      <style:text-properties fo:font-size="12pt" fo:font-weight="normal" officeooo:rsid="000777ea" style:font-size-asian="12pt" style:font-weight-asian="normal" style:font-size-complex="12pt" style:font-weight-complex="normal"/>
    </style:style>
    <style:style style:name="T4" style:family="text">
      <style:text-properties fo:font-style="italic" officeooo:rsid="000777ea" style:font-style-asian="italic" style:font-style-complex="italic"/>
    </style:style>
    <style:style style:name="T5" style:family="text">
      <style:text-properties fo:font-style="italic" officeooo:rsid="000d2271" style:font-style-asian="italic" style:font-style-complex="italic"/>
    </style:style>
    <style:style style:name="T6" style:family="text">
      <style:text-properties fo:font-style="italic" officeooo:rsid="000f8264" style:font-style-asian="italic" style:font-style-complex="italic"/>
    </style:style>
    <style:style style:name="T7" style:family="text">
      <style:text-properties fo:font-style="italic" officeooo:rsid="001e4a7e" style:font-style-asian="italic" style:font-style-complex="italic"/>
    </style:style>
    <style:style style:name="T8" style:family="text">
      <style:text-properties fo:font-style="italic" fo:font-weight="bold" officeooo:rsid="000d2271" style:font-style-asian="italic" style:font-weight-asian="bold" style:font-style-complex="italic" style:font-weight-complex="bold"/>
    </style:style>
    <style:style style:name="T9" style:family="text">
      <style:text-properties fo:font-style="italic" fo:font-weight="bold" officeooo:rsid="000f8264" style:font-style-asian="italic" style:font-weight-asian="bold" style:font-style-complex="italic" style:font-weight-complex="bold"/>
    </style:style>
    <style:style style:name="T10" style:family="text">
      <style:text-properties officeooo:rsid="000d2271"/>
    </style:style>
    <style:style style:name="T11" style:family="text">
      <style:text-properties fo:font-weight="bold" officeooo:rsid="000d2271" style:font-weight-asian="bold" style:font-weight-complex="bold"/>
    </style:style>
    <style:style style:name="T12" style:family="text">
      <style:text-properties fo:font-weight="bold" officeooo:rsid="000f8264" style:font-weight-asian="bold" style:font-weight-complex="bold"/>
    </style:style>
    <style:style style:name="T13" style:family="text">
      <style:text-properties officeooo:rsid="000f8264"/>
    </style:style>
    <style:style style:name="T14" style:family="text">
      <style:text-properties officeooo:rsid="00134b0d"/>
    </style:style>
    <style:style style:name="T15" style:family="text">
      <style:text-properties officeooo:rsid="0014e74c"/>
    </style:style>
    <style:style style:name="T16" style:family="text">
      <style:text-properties officeooo:rsid="0014f878"/>
    </style:style>
    <style:style style:name="T17" style:family="text">
      <style:text-properties style:font-name="Liberation Serif1"/>
    </style:style>
    <style:style style:name="T18" style:family="text">
      <style:text-properties style:font-name="Liberation Serif1" officeooo:rsid="0015a1ca"/>
    </style:style>
    <style:style style:name="T19" style:family="text">
      <style:text-properties style:font-name="Liberation Serif1" officeooo:rsid="00176753"/>
    </style:style>
    <style:style style:name="T20" style:family="text">
      <style:text-properties style:font-name="Liberation Serif1" officeooo:rsid="0018c9c2"/>
    </style:style>
    <style:style style:name="T21" style:family="text">
      <style:text-properties style:font-name="Liberation Serif1" officeooo:rsid="0019da1c"/>
    </style:style>
    <style:style style:name="T22" style:family="text">
      <style:text-properties style:font-name="Liberation Serif1" officeooo:rsid="001b38a0"/>
    </style:style>
    <style:style style:name="T23" style:family="text">
      <style:text-properties style:font-name="Liberation Serif1" fo:font-style="italic" officeooo:rsid="001b38a0" style:font-style-asian="italic" style:font-style-complex="italic"/>
    </style:style>
    <style:style style:name="T24" style:family="text">
      <style:text-properties style:font-name="Liberation Serif1" fo:font-style="italic" officeooo:rsid="001d1932" style:font-style-asian="italic" style:font-style-complex="italic"/>
    </style:style>
    <style:style style:name="T25" style:family="text">
      <style:text-properties style:font-name="Liberation Serif1" fo:font-style="normal" officeooo:rsid="001b38a0" style:font-style-asian="normal" style:font-style-complex="normal"/>
    </style:style>
    <style:style style:name="T26" style:family="text">
      <style:text-properties style:font-name="Liberation Serif1" officeooo:rsid="001d1932"/>
    </style:style>
    <style:style style:name="T27" style:family="text">
      <style:text-properties style:font-name="Liberation Serif1" officeooo:rsid="001dfe0c"/>
    </style:style>
    <style:style style:name="T28" style:family="text">
      <style:text-properties officeooo:rsid="00176753"/>
    </style:style>
    <style:style style:name="T29" style:family="text">
      <style:text-properties style:font-name="Courier"/>
    </style:style>
    <style:style style:name="T30" style:family="text">
      <style:text-properties style:font-name="Courier" fo:font-size="10pt" fo:background-color="#ffff66" loext:char-shading-value="0" style:font-size-asian="10pt" style:font-size-complex="10pt"/>
    </style:style>
    <style:style style:name="T31" style:family="text">
      <style:text-properties style:font-name="Courier" fo:font-size="10pt" officeooo:rsid="0019da1c" fo:background-color="#ffff66" loext:char-shading-value="0" style:font-size-asian="10pt" style:font-size-complex="10pt"/>
    </style:style>
    <style:style style:name="T32" style:family="text">
      <style:text-properties style:font-name="Courier" fo:font-size="10pt" officeooo:rsid="00206f9f" fo:background-color="#ffff66" loext:char-shading-value="0" style:font-size-asian="10pt" style:font-size-complex="10pt"/>
    </style:style>
    <style:style style:name="T33" style:family="text">
      <style:text-properties style:font-name="Courier" fo:font-size="10pt" officeooo:rsid="0019da1c" style:font-size-asian="10pt" style:font-size-complex="10pt"/>
    </style:style>
    <style:style style:name="T34" style:family="text">
      <style:text-properties style:font-name="Courier" officeooo:rsid="00206f9f"/>
    </style:style>
    <style:style style:name="T35" style:family="text">
      <style:text-properties fo:font-size="10pt" style:font-size-asian="10pt" style:font-size-complex="10pt"/>
    </style:style>
    <style:style style:name="T36" style:family="text">
      <style:text-properties fo:font-size="10pt" officeooo:rsid="00176753" style:font-size-asian="10pt" style:font-size-complex="10pt"/>
    </style:style>
    <style:style style:name="T37" style:family="text">
      <style:text-properties fo:font-size="10pt" fo:background-color="#ffff66" loext:char-shading-value="0" style:font-size-asian="10pt" style:font-size-complex="10pt"/>
    </style:style>
    <style:style style:name="T38" style:family="text">
      <style:text-properties fo:font-size="10pt" officeooo:rsid="00176753" fo:background-color="#ffff66" loext:char-shading-value="0" style:font-size-asian="10pt" style:font-size-complex="10pt"/>
    </style:style>
    <style:style style:name="T39" style:family="text">
      <style:text-properties fo:font-size="10pt" officeooo:rsid="0018c9c2" fo:background-color="#ffff66" loext:char-shading-value="0" style:font-size-asian="10pt" style:font-size-complex="10pt"/>
    </style:style>
    <style:style style:name="T40" style:family="text">
      <style:text-properties officeooo:rsid="0018c9c2"/>
    </style:style>
    <style:style style:name="T41" style:family="text">
      <style:text-properties officeooo:rsid="001d1932"/>
    </style:style>
    <style:style style:name="T42" style:family="text">
      <style:text-properties officeooo:rsid="001dfe0c"/>
    </style:style>
    <style:style style:name="T43" style:family="text">
      <style:text-properties officeooo:rsid="001e4a7e"/>
    </style:style>
    <style:style style:name="T44" style:family="text">
      <style:text-properties officeooo:rsid="00206f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ROTEADORES CLICK</text:p>
      <text:p text:style-name="P1"/>
      <text:p text:style-name="P2"><text:span text:style-name="T2"><text:tab/>Com a intenção de diminuir custos de implantação e operação de equipamentos de redes </text:span><text:span text:style-name="T3">de computadores</text:span><text:span text:style-name="T2">, </text:span>Robert Morris, Eddie Kohler <text:span text:style-name="T1">e sua equipe do Laboratório de Ciências da Computação do Instituto Tecnológico de Massachusetts – MIT, em 1999, propuseram e desenvolveram uma plataforma em hardware geral para permitir o desenvolvimento <text:s/>de funções de rede sob demanda, e sem as limitações corriqueiramente impostas pelos fabricantes de soluções em redes. Com o nome de Click, seu projeto é alimentado até hoje com melhorias, tendo esse esforço justificativa no </text:span><text:span text:style-name="T4">boom</text:span><text:span text:style-name="T1"> causado pelo paradigma da Virtualização de Funções de Redes – NFV, surgido em 2012 após um grupo de trabalho do Instituto de Padrões Tecnológicos Europeu – ETSI visando aumento de escala e a economia de dados. Desde 2014, existe um projeto tocado pela NEC em parceria com a Universidade Politécnica de Bucareste, sobre a construção de uma plataforma NFV utilizando Click, cujo nome é ClickOS.</text:span></text:p>
      <text:p text:style-name="P2"/>
      <text:p text:style-name="P2"><text:tab/><text:span text:style-name="T10">Voltando ao Click, seu funcionamento se dá pela cópia de pacotes recebidos nos </text:span><text:span text:style-name="T5">buffers</text:span><text:span text:style-name="T10"> dos dispositivos de rede. Ele possui dois modos de uso, é possível separar ambos por desempenho e programabilidade. No modo </text:span><text:span text:style-name="T11">usuário</text:span><text:span text:style-name="T10"> (</text:span><text:span text:style-name="T5">userspace</text:span><text:span text:style-name="T10"> do Linux), o desempenho é ruim, no entanto a interação com o desenvolvedor é possível. Já no modo </text:span><text:span text:style-name="T8">kernel</text:span><text:span text:style-name="T10"> (</text:span><text:span text:style-name="T5">kernelspace</text:span><text:span text:style-name="T10"> do Linux), no geral, o desempenho é bem próximo daquele visto em soluções tradicionais do mercado, mas o uso desse modo para programar é uma tarefa árdua. Em ambos, após a cópia o processamento é efetuado e os pacotes são devolvidos no </text:span><text:span text:style-name="T5">buffer</text:span><text:span text:style-name="T10"> de saída dos dispositivos.</text:span></text:p>
      <text:p text:style-name="P2"/>
      <text:p text:style-name="P3"><text:tab/>Uma vez em posse dos pacotes, Click faz uso de um bom trunfo: <text:span text:style-name="T13">modularização. Sim, não há escapatória. Se há algo que faz dessa plataforma atrativa é a facilidade em tornar o problema compreensível diretamente no código, omitindo o código fonte. A ferramenta feita em C++ trabalha baseada no fluxo de pacotes e a passagem desse pelos diversos </text:span><text:span text:style-name="T12">elementos</text:span><text:span text:style-name="T13"> e </text:span><text:span text:style-name="T12">filas</text:span><text:span text:style-name="T13"> que uma implementação pode dispor. Ignorando as regras mais detalhadas, elementos se assemelham comandos, que executam uma tarefa nos moldes de uma </text:span><text:span text:style-name="T6">Request For Comments</text:span><text:span text:style-name="T13"> – RFC, ou para garantir resiliência da ferramenta. Ou seja, uma unidade de um elemento carrega apenas o encaixe determinado por um padrão ou protocolo. Já as filas são usadas para controle de fluxo. Elas são o elo entre o fluxo que chega por métodos </text:span><text:span text:style-name="T9">push</text:span><text:span text:style-name="T13"> e aquele que sai por métodos </text:span><text:span text:style-name="T9">pull</text:span><text:span text:style-name="T13">. A explicação para sua existência está na forma como algumas redes de computadores são definidas. Os </text:span><text:span text:style-name="T6">buffers</text:span><text:span text:style-name="T13"> de saída não podem receber dados quando estão cheios, o que ocorre devido ao uso completo da banda de transmissão, por exemplo. Comprometer os dados destes </text:span><text:span text:style-name="T6">buffers</text:span><text:span text:style-name="T13"> com fluxo em excesso representa problemas para o dono do pacote presente no </text:span><text:span text:style-name="T6">buffer</text:span><text:span text:style-name="T13"> e para aquele que o sobrescreveu. Para isso, Click processa os pacotes conforme chegada (método </text:span><text:span text:style-name="T6">push</text:span><text:span text:style-name="T13">), e nos momentos que antecedem a entrega do pacote ao dispositivo de rede, os armazena em filas, de onde são retirados quando o dispositivo notifica espaço disponível (método </text:span><text:span text:style-name="T6">pull</text:span><text:span text:style-name="T13">).</text:span></text:p>
      <text:p text:style-name="P3"/>
      <text:p text:style-name="P4"><text:tab/>Sim, Click é <text:span text:style-name="T15">aberto</text:span> e permite a programação de novos elementos, ou a modificação dos antigos para alguma otimização. Nesse ponto, Click <text:span text:style-name="T14">possui uma grande biblioteca com diversas classes e suas funções, tudo online para </text:span><text:a xlink:type="simple" xlink:href="http://www.read.cs.ucla.edu/click/doxygen/" text:style-name="Internet_20_link" text:visited-style-name="Visited_20_Internet_20_Link"><text:span text:style-name="T14">consulta</text:span></text:a><text:span text:style-name="T14">. Para o desenvolvimento, sugiro iniciar por </text:span><text:a xlink:type="simple" xlink:href="https://alan-mushi.github.io/2015/09/15/Click-Modular-Router-tutorial-intro.html" text:style-name="Internet_20_link" text:visited-style-name="Visited_20_Internet_20_Link"><text:span text:style-name="T14">aqui</text:span></text:a><text:span text:style-name="T14">.</text:span></text:p>
      <text:p text:style-name="P4"/>
      <text:list xml:id="list1868435306313224682" text:style-name="L1">
        <text:list-item>
          <text:p text:style-name="P6">INSTALAÇÃO</text:p>
        </text:list-item>
      </text:list>
      <text:p text:style-name="P5"/>
      <text:p text:style-name="P5"><text:tab/><text:span text:style-name="T16">Click possui uma instalação simplificada, mesmo possuindo a necessidade de compilação a partir do código fonte. Inicialmente devemos instalar as dependências dos compiladores de C, C++ e do GNU make:</text:span></text:p>
      <text:p text:style-name="P5"/>
      <text:p text:style-name="P8"><text:span text:style-name="T36">root</text:span><text:a xlink:type="simple" xlink:href="mailto:user@hostname" text:style-name="Internet_20_link" text:visited-style-name="Visited_20_Internet_20_Link"><text:span text:style-name="T35">@hostname</text:span></text:a><text:span text:style-name="T35"># apt install build-essential</text:span></text:p>
      <text:p text:style-name="P8"/>
      <text:p text:style-name="P9"><text:soft-page-break/><text:tab/><text:a xlink:type="simple" xlink:href="https://github.com/kohler/click" text:style-name="Internet_20_link" text:visited-style-name="Visited_20_Internet_20_Link"><text:span text:style-name="T18">Clone</text:span></text:a><text:span text:style-name="T18">, ou faça o </text:span><text:a xlink:type="simple" xlink:href="http://read.cs.ucla.edu/click/download" text:style-name="Internet_20_link" text:visited-style-name="Visited_20_Internet_20_Link"><text:span text:style-name="T18">download</text:span></text:a><text:span text:style-name="T18"> do código fonte do Click. </text:span><text:span text:style-name="T19">Descompacte o arquivo baixado em um lugar de sua preferência. O GNU/Linux também possui uma pasta própria para softwares compilados como ‘</text:span><text:span text:style-name="T28">/usr/local/src/</text:span><text:span text:style-name="T19">’. Fique despreocupado que ao final da compilação os comandos do Click estarão acessíveis a partir do terminal:</text:span></text:p>
      <text:p text:style-name="P9"><text:span text:style-name="T19"/></text:p>
      <text:p text:style-name="P9"><text:a xlink:type="simple" xlink:href="mailto:root@hostname" text:style-name="Internet_20_link" text:visited-style-name="Visited_20_Internet_20_Link"><text:span text:style-name="T38">root@hostname</text:span></text:a><text:span text:style-name="T38"># mv /path/to/downloaded/click-file /destination/path/</text:span></text:p>
      <text:p text:style-name="P11"><text:a xlink:type="simple" xlink:href="mailto:root@hostname" text:style-name="Internet_20_link" text:visited-style-name="Visited_20_Internet_20_Link"><text:span text:style-name="T37">root@hostname</text:span></text:a><text:span text:style-name="T37"># cd /destination/path/</text:span></text:p>
      <text:p text:style-name="P11"><text:a xlink:type="simple" xlink:href="mailto:root@hostname" text:style-name="Internet_20_link" text:visited-style-name="Visited_20_Internet_20_Link"><text:span text:style-name="T37">root@hostname</text:span></text:a><text:span text:style-name="T37"># tar -xzvf click-file #</text:span><text:span text:style-name="T39">#</text:span><text:span text:style-name="T37">para arquivos tar.gz;</text:span></text:p>
      <text:p text:style-name="P11"><text:a xlink:type="simple" xlink:href="mailto:root@hostname" text:style-name="Internet_20_link" text:visited-style-name="Visited_20_Internet_20_Link"><text:span text:style-name="T37">root@hostname</text:span></text:a><text:span text:style-name="T37"># unzip click-file #</text:span><text:span text:style-name="T39">#</text:span><text:span text:style-name="T37">para arquivos zip;</text:span></text:p>
      <text:p text:style-name="P11"><text:span text:style-name="T17"/></text:p>
      <text:p text:style-name="P11"><text:span text:style-name="T17"><text:tab/></text:span><text:span text:style-name="T20">Caso a descompactação crie uma pasta, entre na pasta. O próximo passo é preparar a compilação. No caso prepararemos a configuração para o modo usuário:</text:span></text:p>
      <text:p text:style-name="P11"><text:span text:style-name="T20"/></text:p>
      <text:p text:style-name="P10"><text:a xlink:type="simple" xlink:href="mailto:root@hostname" text:style-name="Internet_20_link" text:visited-style-name="Visited_20_Internet_20_Link"><text:span text:style-name="T38">root@hostname</text:span></text:a><text:span text:style-name="T38"># ./</text:span><text:span text:style-name="T39">configure ##checará dependências e criará arquivos necessários para o próximo passo;</text:span></text:p>
      <text:p text:style-name="P11"><text:span text:style-name="T20"/></text:p>
      <text:p text:style-name="P11"><text:span text:style-name="T20"><text:tab/>Caso a configuração não termine com sucesso, analise se está realizando todo o procedimento até aqui como superusuário, se você não está acessando uma pasta diferente através do terminal, e se instalou as dependências necessárias. Em último recurso, consulte um buscador usando códigos/mensagens de erro gerados. Apenas para uma base, esse tutorial foi testado em um Debian 9.1 com repositórios padrão.</text:span></text:p>
      <text:p text:style-name="P11"><text:span text:style-name="T20"/></text:p>
      <text:p text:style-name="P11"><text:span text:style-name="T20"><text:tab/>Após a configuração, realize a instalação digitando:</text:span></text:p>
      <text:p text:style-name="P11"><text:span text:style-name="T20"/></text:p>
      <text:p text:style-name="P13"><text:a xlink:type="simple" xlink:href="mailto:root@hostname" text:style-name="Internet_20_link" text:visited-style-name="Visited_20_Internet_20_Link"><text:span text:style-name="T37">root@hostname</text:span></text:a><text:span text:style-name="T37"># make install</text:span></text:p>
      <text:p text:style-name="P13"><text:span text:style-name="T37"/></text:p>
      <text:p text:style-name="P12"><text:span text:style-name="T20"><text:tab/>Na ausência de mensagens </text:span><text:span text:style-name="T21">d</text:span><text:span text:style-name="T20">e erro, tudo ocorreu bem. A partir de então, Click será acessível a partir dos comandos do terminal e sua sintaxe básica para execução é –</text:span><text:span text:style-name="T21"> como usuário não privilegiado</text:span><text:span text:style-name="T20">:</text:span></text:p>
      <text:p text:style-name="P12"><text:span text:style-name="T20"/></text:p>
      <text:p text:style-name="P14"><text:span text:style-name="T40">u</text:span>ser@hostname$ click arquivo-config.click</text:p>
      <text:p text:style-name="P14"/>
      <text:p text:style-name="P15"><text:span text:style-name="T20"><text:tab/></text:span><text:span text:style-name="T21">Faça testes usando alguns exemplos presentes nos arquivos baixados. Olhe o conteúdo dos arquivos e faça modificações pontuais de endereços quando necessário:</text:span></text:p>
      <text:p text:style-name="P15"><text:span text:style-name="T21"/></text:p>
      <text:p text:style-name="P14">user@hostname$ click /destination/path/…/conf/some-file.click</text:p>
      <text:p text:style-name="P14"/>
      <text:p text:style-name="P16"><text:span text:style-name="T22"><text:tab/>Caso nenhum deles esteja dando resultado, teste o </text:span><text:span text:style-name="T25">exemplo</text:span><text:span text:style-name="T22"> do tópico 7 deste </text:span><text:a xlink:type="simple" xlink:href="https://bitbucket.org/hongdal/clickos-setup/wiki/Tutorial%20of%20installing%20ClickOS%20testbed" text:style-name="Internet_20_link" text:visited-style-name="Visited_20_Internet_20_Link"><text:span text:style-name="T23">link</text:span></text:a><text:span text:style-name="T22">. Ele irá responder (junto com o próprio GNU/Linux) a requisições ICMP que chegarem de fora. Portanto, para testar, execute o comando abaixo e posteriormente um </text:span><text:span text:style-name="T23">ping</text:span><text:span text:style-name="T22"> a partir de outra máquina com direção a máquina onde o Click está operando. </text:span><text:span text:style-name="T26">Caso você veja a </text:span><text:span text:style-name="T24">tag</text:span><text:span text:style-name="T26"> </text:span><text:span text:style-name="T41">(DUP!)</text:span><text:span text:style-name="T26"> na resposta do </text:span><text:span text:style-name="T24">ping</text:span><text:span text:style-name="T26">, Click estará funcionando. </text:span><text:span text:style-name="T27">Da visão da máquina com o Click instalado, será exibida a mensagem ‘</text:span><text:span text:style-name="T42">Responder:</text:span><text:span text:style-name="T27">’ junto com o conteúdo do pacote de resposta a requisição ICMP.</text:span></text:p>
      <text:p text:style-name="P16"><text:span text:style-name="T26"/></text:p>
      <text:list xml:id="list165334371826776" text:continue-numbering="true" text:style-name="L1">
        <text:list-item>
          <text:p text:style-name="P17">CLICKY</text:p>
        </text:list-item>
      </text:list>
      <text:p text:style-name="P18"/>
      <text:p text:style-name="P21"><text:tab/>Esta é uma ferramenta auxiliar ao Click para prover uma – ainda – melhor visualização do fluxograma de pacotes de um arquivo de configuração. Ela necessita de ambientes gráficos, para funcionar, portanto sua execução só pode ser feita em sistemas que possuam ou possam conter janelas gráficas. O nosso Debian 9.1 vem com GNOME, logo, é o caso.</text:p>
      <text:p text:style-name="P21"/>
      <text:p text:style-name="P21">[inserir print]</text:p>
      <text:p text:style-name="P21"/>
      <text:p text:style-name="P21"><text:soft-page-break/><text:tab/>Tudo começa novamente com as dependências. Instale-as. <text:span text:style-name="T43">Caso seu sistema não seja um </text:span><text:span text:style-name="T7">debian-like</text:span><text:span text:style-name="T43">, será necessária uma pesquisa para, se preciso, converter os nomes dos pacotes</text:span>:</text:p>
      <text:p text:style-name="P21"/>
      <text:p text:style-name="P22"><text:a xlink:type="simple" xlink:href="mailto:root@hostname" text:style-name="Internet_20_link" text:visited-style-name="Visited_20_Internet_20_Link"><text:span text:style-name="T30">root@hostname</text:span></text:a><text:span text:style-name="T30"># apt install autoconf libtool libgtk2.0-dev (ou libgtk2-dev) graphviz</text:span></text:p>
      <text:p text:style-name="P22"><text:span text:style-name="T30"/></text:p>
      <text:p text:style-name="P24"><text:tab/>A mesma pasta de instalação usada na instalação do Click conterá os arquivos para instalação do Clicky. Siga os passos. Eles realizarão a configuração e instalação da aplicação:</text:p>
      <text:p text:style-name="P24"/>
      <text:p text:style-name="P22"><text:a xlink:type="simple" xlink:href="mailto:root@hostname" text:style-name="Internet_20_link" text:visited-style-name="Visited_20_Internet_20_Link"><text:span text:style-name="T30">root@hostname</text:span></text:a><text:span text:style-name="T30"># cd /destination/path/.../apps/clicky/</text:span></text:p>
      <text:p text:style-name="P22"><text:a xlink:type="simple" xlink:href="mailto:root@hostname" text:style-name="Internet_20_link" text:visited-style-name="Visited_20_Internet_20_Link"><text:span text:style-name="T30">root@hostname</text:span></text:a><text:span text:style-name="T30"># autoreconf -i</text:span></text:p>
      <text:p text:style-name="P22"><text:a xlink:type="simple" xlink:href="mailto:root@hostname" text:style-name="Internet_20_link" text:visited-style-name="Visited_20_Internet_20_Link"><text:span text:style-name="T30">root@hostname</text:span></text:a><text:span text:style-name="T30"># ./configure</text:span></text:p>
      <text:p text:style-name="P23"><text:a xlink:type="simple" xlink:href="mailto:root@hostname" text:style-name="Internet_20_link" text:visited-style-name="Visited_20_Internet_20_Link"><text:span text:style-name="T30">root@hostname</text:span></text:a><text:span text:style-name="T30"># make install</text:span></text:p>
      <text:p text:style-name="P23"><text:span text:style-name="T30"/></text:p>
      <text:p text:style-name="P25"><text:tab/>Após estes comandos, o Clicky estará disponível para uso como um comando do terminal. Em caso de erros, siga as mesmas tentativas de erro da instalação do Click.</text:p>
      <text:p text:style-name="P25"/>
      <text:p text:style-name="P25"><text:tab/>Para testes, utilize dos arquivos que utilizou para testes na instalação do Click, como usuário comum. O comando mais simples para executar o Clicky é:</text:p>
      <text:p text:style-name="P25"/>
      <text:p text:style-name="P25"><text:a xlink:type="simple" xlink:href="mailto:user@hostname" text:style-name="Internet_20_link" text:visited-style-name="Visited_20_Internet_20_Link"><text:span text:style-name="T30">user@hostname</text:span></text:a><text:span text:style-name="T30"># clicky -f </text:span><text:span text:style-name="T31">/destination/path/…/conf/some-file.click</text:span></text:p>
      <text:p text:style-name="P25"><text:span text:style-name="T31"/></text:p>
      <text:p text:style-name="P23"><text:tab/>Aparecerá uma janela exibindo o grafo de fluxo (para liberação do terminal, não esqueça de usar o &amp; ao final do comando acima, caso necessite). Perceba que também é possível executar o arquivo de configuração através da interface. Outra opção é a geração de um PDF com a opção ‘<text:span text:style-name="T34">--</text:span><text:span text:style-name="T29">pdf=FILE</text:span>’. Segue <text:span text:style-name="T44">um exemplo</text:span>:</text:p>
      <text:p text:style-name="P25"><text:span text:style-name="T31"/></text:p>
      <text:p text:style-name="P26"><text:a xlink:type="simple" xlink:href="mailto:user@hostname" text:style-name="Internet_20_link" text:visited-style-name="Visited_20_Internet_20_Link"><text:span text:style-name="T31">user@hostname</text:span></text:a><text:span text:style-name="T31"># clicky -</text:span><text:span text:style-name="T32">-pdf=/path/to/somewhere/some-file.pdf</text:span><text:span text:style-name="T31"> /destination/path/…/conf/some-file.click</text:span></text:p>
      <text:p text:style-name="P26"><text:span text:style-name="T33"/></text:p>
      <text:p text:style-name="P25"><text:tab/><text:span text:style-name="T44">Os estilos do grafo são alteráveis a partir de um arquivo CSS. Mais informações podem ser encontradas </text:span><text:a xlink:type="simple" xlink:href="http://www.read.cs.ucla.edu/click/clicky-css" text:style-name="Internet_20_link" text:visited-style-name="Visited_20_Internet_20_Link"><text:span text:style-name="T44">aqui</text:span></text:a><text:span text:style-name="T44">.</text:span></text:p>
      <text:p text:style-name="P25"/>
      <text:list xml:id="list165332842037712" text:continue-numbering="true" text:style-name="L1">
        <text:list-item>
          <text:p text:style-name="P19">SINTAXE E ARQUIVOS DE CONFIGURAÇÃO</text:p>
        </text:list-item>
      </text:list>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09-28T16:53:32.303710418</dc:date>
    <meta:editing-duration>PT40M57S</meta:editing-duration>
    <meta:editing-cycles>6</meta:editing-cycles>
    <meta:generator>LibreOffice/5.2.7.2$Linux_X86_64 LibreOffice_project/20m0$Build-2</meta:generator>
    <meta:document-statistic meta:table-count="0" meta:image-count="0" meta:object-count="0" meta:page-count="3" meta:paragraph-count="40" meta:word-count="1181" meta:character-count="7738" meta:non-whitespace-character-count="6575"/>
  </office:meta>
</office:document-meta>
</file>